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style:font-name="Times New Roman" fo:language="ru" fo:country="RU"/>
    </style:style>
    <style:style style:name="P11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-asian="Times New Roman3" style:font-name-complex="Times New Roman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09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разомкнутый тип 1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6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2.2cm" draw:z-index="0"><draw:image xlink:href="../../odt/images/009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2">Блок </text:span><text:span text:style-name="T1">векторизован</text:span><text:span text:style-name="T2"> и реализует функцию управляемого ключа по алгоритму:</text:span></text:p>
            <text:p text:style-name="P7"><draw:frame draw:style-name="fr4" draw:name="Object1" text:anchor-type="as-char" svg:width="8.689cm" svg:height="1.268cm" draw:z-index="0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ext_20_body"><text:span text:style-name="T4">где</text:span><text:span text:style-name="T2"><draw:frame draw:style-name="fr4" draw:name="Объект4" text:anchor-type="as-char" svg:width="1.064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— входной сигнал блока </text:span><text:span text:style-name="T3">(</text:span><text:span text:style-name="T2">или вектор сигналов),</text:span><text:span text:style-name="T2"><draw:frame draw:style-name="fr4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2">— выходной сигнал блока (или вектор сигналов).</text:span></text:p>
            <text:p text:style-name="Text_20_body"><text:span text:style-name="T4">Управляющий сигнал входит в блок </text:span><text:span text:style-name="T5">сверху</text:span><text:span text:style-name="T6">. В процессе расчета изображение блока меняется, в зависимости от наличия управляющего сигнала: в нормальном положении ключ </text:span><text:span text:style-name="T5">разомкнут</text:span><text:span text:style-name="T6">, при подаче управляющего сигнала ключ </text:span><text:span text:style-name="T5">замкнут</text:span><text:span text:style-name="T6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5"><draw:frame draw:style-name="fr3" draw:name="Графический объект3" text:anchor-type="as-char" svg:width="6.56cm" svg:height="2.859cm" draw:z-index="0"><draw:image xlink:href="../../odt/images/0091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5"><draw:frame draw:style-name="fr2" draw:name="Графический объект4" text:anchor-type="as-char" svg:width="6.59cm" svg:height="2.78cm" draw:z-index="0"><draw:image xlink:href="../../odt/images/0091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3">Управляющий = 0</text:p>
                </table:table-cell>
                <table:table-cell table:style-name="Таблица1.A1" office:value-type="string">
                  <text:p text:style-name="P3">Управляющий = 1</text:p>
                </table:table-cell>
              </table:table-row>
            </table:table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7">→</text:span> «Войти в субмодель».</text:p>
            <text:p text:style-name="Text_20_body"><text:span text:style-name="T5">Свойства</text:span><text:span text:style-name="T4">:</text:span><text:span text:style-name="T6"> для работы блока свойства задавать не требуется.</text:span></text:p>
            <text:p text:style-name="P8">Примечания:</text:p>
            <text:list xml:id="list5201761399379319733" text:style-name="L1">
              <text:list-item>
                <text:p text:style-name="P10">По умолчанию блок формирует <text:span text:style-name="T8">скалярный</text:span> выходной сигнал.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  <text:list-item>
                <text:p text:style-name="P9">Поскольку алгоритм ключа (в субмодели) выполнен при помощи блока «Перемножитель», то при подаче управляющего сигнала, отличного от 1, на выходе блока будет сигнал, равный произведению<draw:frame draw:style-name="fr4" draw:name="Объект5" text:anchor-type="as-char" svg:width="1.064cm" svg:height="0.564cm" draw:z-index="0"><draw:object xlink:href="./Object 5" xlink:type="simple" xlink:show="embed" xlink:actuate="onLoad"/><draw:image xlink:href="./ObjectReplacements/Object 5" xlink:type="simple" xlink:show="embed" xlink:actuate="onLoad"/></draw:frame>на значение управляющего сигнала.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1</dc:title>
    <dc:date>2012-03-30T16:09:30.40</dc:date>
    <meta:generator>OpenOffice_Beta/4.1.0$Win32 OpenOffice.org_project/410m14$Build-9760</meta:generator>
    <meta:editing-duration>PT1H34M49S</meta:editing-duration>
    <meta:editing-cycles>40</meta:editing-cycles>
    <meta:document-statistic meta:table-count="2" meta:image-count="4" meta:object-count="4" meta:page-count="1" meta:paragraph-count="20" meta:word-count="156" meta:character-count="1085"/>
  </office:meta>
</office:document-meta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0,    ~ если ~ Управляющий(t) = 0; #
alignl x(t), ~ если ~ Управляющий(t) = 1;}  right none
</annotation>
  </semantics>
</math>
</file>